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445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22in"/>
    </style:style>
    <style:style style:name="co5" style:family="table-column">
      <style:table-column-properties fo:break-before="auto" style:column-width="4.9701in"/>
    </style:style>
    <style:style style:name="co6" style:family="table-column">
      <style:table-column-properties fo:break-before="auto" style:column-width="9.6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 per unit</text:p>
          </table:table-cell>
          <table:table-cell office:value-type="string" calcext:value-type="string">
            <text:p>Total order prices</text:p>
          </table:table-cell>
          <table:table-cell office:value-type="string" calcext:value-type="string">
            <text:p>Purpose/Reason for selection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Provide negative voltage to op-amp / Simplicity of circuit, low cost, in-stock, high efficiency (low heat), ease of soldering, small size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  <table:table-cell table:formula="of:=SUM([.E1:.E1000])" office:value-type="float" office:value="109.78" calcext:value-type="float">
            <text:p>109.78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C1608X5R1C335K080AC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formula="of:=PRODUCT([.C3:.D3])" office:value-type="float" office:value="0.52" calcext:value-type="float">
            <text:p>0.52</text:p>
          </table:table-cell>
          <table:table-cell office:value-type="string" calcext:value-type="string">
            <text:p>Needed for voltage inverter circuit / low price, low ESR, available, high reliability, sufficient capacitance.</text:p>
          </table:table-cell>
          <table:table-cell office:value-type="string" calcext:value-type="string">
            <text:p><text:a xlink:href="https://www.digikey.com/en/products/detail/tdk-corporation/C1608X5R1C335K080AC/2732911#product-details-substitutes" xlink:type="simple">https://www.digikey.com/en/products/detail/tdk-corporation/C1608X5R1C335K080AC/2732911#product-details-substitutes</text:a></text:p>
          </table:table-cell>
          <table:table-cell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4:.D4])" office:value-type="float" office:value="3.96" calcext:value-type="float">
            <text:p>3.96</text:p>
          </table:table-cell>
          <table:table-cell office:value-type="string" calcext:value-type="string">
            <text:p>Required for cold junction compensation of thermocouples/ small size, low power draw, accurate, wide temperature range, available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  <table:table-cell/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5:.D5])" office:value-type="float" office:value="13.7" calcext:value-type="float">
            <text:p>13.7</text:p>
          </table:table-cell>
          <table:table-cell office:value-type="string" calcext:value-type="string">
            <text:p>For multiplexing thermocouples / low price, allows for both poles of thermocouple to be switched through one multiplexer, low power, cold weather operation, available, cheap.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  <table:table-cell/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6:.D6])" office:value-type="float" office:value="1.81" calcext:value-type="float">
            <text:p>1.81</text:p>
          </table:table-cell>
          <table:table-cell office:value-type="string" calcext:value-type="string">
            <text:p>Main power supply. 5V rail.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  <table:table-cell/>
        </table:table-row>
        <table:table-row table:style-name="ro1">
          <table:table-cell office:value-type="string" calcext:value-type="string">
            <text:p>op amp</text:p>
          </table:table-cell>
          <table:table-cell office:value-type="string" calcext:value-type="string">
            <text:p>OPA835IDBVR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table:formula="of:=PRODUCT([.C7:.D7])" office:value-type="float" office:value="0" calcext:value-type="float">
            <text:p>0</text:p>
          </table:table-cell>
          <table:table-cell office:value-type="string" calcext:value-type="string">
            <text:p>For non-inverting differential addition after instrumentional amplifier circuit/ high speed, low power, simple, CAD available</text:p>
          </table:table-cell>
          <table:table-cell office:value-type="string" calcext:value-type="string">
            <text:p><text:a xlink:href="https://www.digikey.com/en/products/detail/texas-instruments/OPA835IDBVR/2695863" xlink:type="simple">https://www.digikey.com/en/products/detail/texas-instruments/OPA835IDBVR/2695863</text:a>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table:formula="of:=PRODUCT([.C8:.D8])" office:value-type="float" office:value="3.9" calcext:value-type="float">
            <text:p>3.9</text:p>
          </table:table-cell>
          <table:table-cell office:value-type="string" calcext:value-type="string">
            <text:p>Converts analog voltage to digital output readable by rasberry pi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  <table:table-cell/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table:formula="of:=PRODUCT([.C9:.D9])" office:value-type="float" office:value="5.8" calcext:value-type="float">
            <text:p>5.8</text:p>
          </table:table-cell>
          <table:table-cell office:value-type="string" calcext:value-type="string">
            <text:p>Needed to amplify voltage from thermocouples/ CAD model available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  <table:table-cell/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10:.D10])" office:value-type="float" office:value="2.36" calcext:value-type="float">
            <text:p>2.36</text:p>
          </table:table-cell>
          <table:table-cell office:value-type="string" calcext:value-type="string">
            <text:p>High accuracy Reference for ADC that allows for digital voltage matching with rasberry pi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  <table:table-cell/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table:formula="of:=PRODUCT([.C11:.D11])" office:value-type="float" office:value="1.94" calcext:value-type="float">
            <text:p>1.94</text:p>
          </table:table-cell>
          <table:table-cell office:value-type="string" calcext:value-type="string">
            <text:p>Provides 3.3 volts of power for op-amps to save the 3.3V regulator for the ADC/ low cost, simple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  <table:table-cell/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2];[.D12])" office:value-type="float" office:value="6.13" calcext:value-type="float">
            <text:p>6.13</text:p>
          </table:table-cell>
          <table:table-cell office:value-type="string" calcext:value-type="string">
            <text:p>Provides 12 Volts for the Load transmitter/ cheap, simple, reliable, available, fixed output, variable input.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  <table:table-cell/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3:.D13])" office:value-type="float" office:value="2.47" calcext:value-type="float">
            <text:p>2.47</text:p>
          </table:table-cell>
          <table:table-cell office:value-type="string" calcext:value-type="string">
            <text:p>Shuts off N-fet under reverse-polarity protection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  <table:table-cell/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PRODUCT([.C14:.D14])" office:value-type="float" office:value="0.4" calcext:value-type="float">
            <text:p>0.4</text:p>
          </table:table-cell>
          <table:table-cell office:value-type="string" calcext:value-type="string">
            <text:p>Allows current to flow through when batteries are inserted correctly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  <table:table-cell/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5:.D15])" office:value-type="float" office:value="0.73" calcext:value-type="float">
            <text:p>0.73</text:p>
          </table:table-cell>
          <table:table-cell/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  <table:table-cell/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3.39" calcext:value-type="float">
            <text:p>3.39</text:p>
          </table:table-cell>
          <table:table-cell table:formula="of:=PRODUCT([.C16:.D16])" office:value-type="float" office:value="6.78" calcext:value-type="float">
            <text:p>6.78</text:p>
          </table:table-cell>
          <table:table-cell/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  <table:table-cell/>
        </table:table-row>
        <table:table-row table:style-name="ro2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7:.D17])" office:value-type="float" office:value="1.18" calcext:value-type="float">
            <text:p>1.18</text:p>
          </table:table-cell>
          <table:table-cell/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  <table:table-cell/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18:.D18])" office:value-type="float" office:value="6.22" calcext:value-type="float">
            <text:p>6.22</text:p>
          </table:table-cell>
          <table:table-cell/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3uF</text:p>
          </table:table-cell>
          <table:table-cell office:value-type="string" calcext:value-type="string">
            <text:p>EEE-FK1H330XP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33uF, 20V</text:p>
          </table:table-cell>
          <table:table-cell office:value-type="string" calcext:value-type="string">
            <text:p>EEE-FK1H330X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A,20V Diod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.8uH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.67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313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USD" office:value="27.95" calcext:value-type="currency">
            <text:p>$27.95</text:p>
          </table:table-cell>
          <table:table-cell table:number-columns-repeated="2"/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  <table:table-cell/>
        </table:table-row>
        <table:table-row table:style-name="ro1">
          <table:table-cell office:value-type="string" calcext:value-type="string">
            <text:p>Header Pins</text:p>
          </table:table-cell>
          <table:table-cell office:value-type="string" calcext:value-type="string">
            <text:p>Vilros 40 Pin GPIO Solderless Hammer in Header for Raspberry Pi Zero, Zero W, Zero W 2 (Header Only) 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<text:a xlink:href="https://www.amazon.com/Vilros-Solderless-Hammer-Header-Raspberry/dp/B09XVPYYTX/ref=sr_1_4?keywords=Raspberry+Pi+Header&amp;sr=8-4" xlink:type="simple">https://www.amazon.com/Vilros-Solderless-Hammer-Header-Raspberry/dp/B09XVPYYTX/ref=sr_1_4?keywords=Raspberry+Pi+Header&amp;sr=8-4</text:a></text:p>
          </table:table-cell>
          <table:table-cell/>
        </table:table-row>
        <table:table-row table:style-name="ro1" table:number-rows-repeated="16">
          <table:table-cell table:number-columns-repeated="8"/>
        </table:table-row>
        <table:table-row table:style-name="ro1">
          <table:table-cell office:value-type="string" calcext:value-type="string">
            <text:p>FIXED COSTS</text:p>
          </table:table-cell>
          <table:table-cell table:number-columns-repeated="3"/>
          <table:table-cell table:formula="of:=PRODUCT([.C60:.D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PRODUCT([.C61:.D61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18650" calcext:value-type="float">
            <text:p>186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PRODUCT([.C62:.D62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cl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PRODUCT([.C63:.D6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PRODUCT([.C64:.D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PRODUCT([.C65:.D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opping cart links________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itke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us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8:03:23.594656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22:24:36.748143160</meta:creation-date>
    <dc:date>2024-02-05T00:56:05.840855044</dc:date>
    <meta:editing-duration>P1DT11H41M51S</meta:editing-duration>
    <meta:editing-cycles>25</meta:editing-cycles>
    <meta:generator>LibreOffice/24.2.0.3$Linux_X86_64 LibreOffice_project/420$Build-3</meta:generator>
    <meta:document-statistic meta:table-count="1" meta:cell-count="203" meta:object-count="0"/>
  </office:meta>
</office:document-meta>
</file>